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ce1" office:value-type="string" calcext:value-type="string">
            <text:p>-grupowanie po 3 bity, system ósemkow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4"/>
          <table:table-cell table:style-name="ce2" office:value-type="string" calcext:value-type="string">
            <text:p>-grupowanie po 4 bity, system szesnastkow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29:17.587712022</meta:creation-date>
    <dc:date>2018-01-24T12:36:07.628542055</dc:date>
    <meta:editing-duration>PT6M50S</meta:editing-duration>
    <meta:editing-cycles>1</meta:editing-cycles>
    <meta:generator>LibreOffice/5.4.2.2$Linux_X86_64 LibreOffice_project/40m0$Build-2</meta:generator>
    <meta:document-statistic meta:table-count="1" meta:cell-count="39" meta:object-count="0"/>
  </office:meta>
</office:document-meta>
</file>